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Введение</text:h>
      <text:h text:style-name="Heading_20_3" text:outline-level="3">Общая информация о проекте</text:h>
      <text:p text:style-name="Text_20_body">Проект "Gnosi" представляет собой платформу-конструктор курсов, предназначенную для преподавателей и студентов. С помощью данного приложения преподаватели смогут структурировать учебный материал и представлять его в виде курсов, а студенты — удобно воспринимать и усваивать информацию. Приложение будет доступно на различных операционных системах, включая Windows, macOS и Linux.</text:p>
      <text:h text:style-name="Heading_20_3" text:outline-level="3">Актуальность темы</text:h>
      <text:p text:style-name="Text_20_body">С развитием технологий и дистанционного обучения необходимость в удобных и интуитивно понятных платформах для создания и управления учебным контентом становится все более актуальной. Приложение "Gnosi" поможет преподавателям организовать учебный процесс, а студентам — эффективно учиться, получая доступ к структурированным материалам в любое время и в любом месте.</text:p>
      <text:h text:style-name="Heading_20_3" text:outline-level="3">Цели и задачи проекта</text:h>
      <text:p text:style-name="Text_20_body">Цель проекта — разработка функционального и удобного приложения для создания курсов, которое удовлетворит потребности как преподавателей, так и студентов. Задачи проекта включают:</text:p>
      <text:list text:style-name="L1">
        <text:list-item>
          <text:p text:style-name="P1">Разработка интерфейса для создания и редактирования курсов. </text:p>
        </text:list-item>
        <text:list-item>
          <text:p text:style-name="P1">Реализация функционала для загрузки и хранения учебных материалов. </text:p>
        </text:list-item>
        <text:list-item>
          <text:p text:style-name="P1">Создание системы тестирования и оценки студентов. </text:p>
        </text:list-item>
        <text:list-item>
          <text:p text:style-name="P2">Обеспечение безопасности и надежности приложения. </text:p>
        </text:list-item>
      </text:list>
      <text:h text:style-name="Heading_20_2" text:outline-level="2">Обзор литературы или существующих решений</text:h>
      <text:h text:style-name="Heading_20_3" text:outline-level="3">Описание существующих подходов и решений в данной области</text:h>
      <text:p text:style-name="Text_20_body">На сегодняшний день существует множество платформ для создания онлайн-курсов, таких как Moodle, Coursera, Udemy и другие. Эти платформы предлагают различные функции, включая создание курсов, управление пользователями, тестирование и оценку.</text:p>
      <text:h text:style-name="Heading_20_3" text:outline-level="3">Анализ недостатков и преимуществ существующих решений</text:h>
      <text:p text:style-name="Text_20_body">Преимущества существующих платформ:</text:p>
      <text:list text:style-name="L2">
        <text:list-item>
          <text:p text:style-name="P3">Широкий функционал и возможность интеграции с другими сервисами. </text:p>
        </text:list-item>
        <text:list-item>
          <text:p text:style-name="P4">Поддержка различных форматов материалов (видео, текст, изображения). </text:p>
        </text:list-item>
      </text:list>
      <text:p text:style-name="Text_20_body">Недостатки:</text:p>
      <text:list text:style-name="L3">
        <text:list-item>
          <text:p text:style-name="P5">Сложность интерфейса, что может затруднять работу преподавателей. </text:p>
        </text:list-item>
        <text:list-item>
          <text:p text:style-name="P5">Ограниченная возможность кастомизации курсов. </text:p>
        </text:list-item>
        <text:list-item>
          <text:p text:style-name="P6">Часто высокая стоимость использования платных платформ. </text:p>
        </text:list-item>
      </text:list>
      <text:h text:style-name="Heading_20_2" text:outline-level="2"><text:soft-page-break/>Описание проекта</text:h>
      <text:h text:style-name="Heading_20_3" text:outline-level="3">Архитектура системы</text:h>
      <text:p text:style-name="Text_20_body">Архитектура системы включает клиентскую часть (графический интерфейс) и серверную часть (база данных и логика обработки данных). Клиентская часть будет разработана с использованием PyQt, а серверная — на Python с использованием SQLite или PostgreSQL для хранения данных.</text:p>
      <text:h text:style-name="Heading_20_3" text:outline-level="3">Используемые технологии и инструменты</text:h>
      <text:list text:style-name="L4">
        <text:list-item>
          <text:p text:style-name="P7">Язык программирования: Python. </text:p>
        </text:list-item>
        <text:list-item>
          <text:p text:style-name="P7">Фреймворк: PyQt для создания графического интерфейса. </text:p>
        </text:list-item>
        <text:list-item>
          <text:p text:style-name="P7">База данных: SQLite или PostgreSQL. </text:p>
        </text:list-item>
        <text:list-item>
          <text:p text:style-name="P8">Дополнительные библиотеки: для работы с файлами и тестированием. </text:p>
        </text:list-item>
      </text:list>
      <text:h text:style-name="Heading_20_3" text:outline-level="3">Основные модули и их функции</text:h>
      <text:list text:style-name="L5">
        <text:list-item>
          <text:p text:style-name="P9"><text:span text:style-name="Strong_20_Emphasis">Модуль регистрации и авторизации</text:span>: управление пользователями, вход и выход из системы. </text:p>
        </text:list-item>
        <text:list-item>
          <text:p text:style-name="P9"><text:span text:style-name="Strong_20_Emphasis">Модуль создания курсов</text:span>: создание, редактирование и удаление курсов, модулей и уроков. </text:p>
        </text:list-item>
        <text:list-item>
          <text:p text:style-name="P9"><text:span text:style-name="Strong_20_Emphasis">Модуль загрузки материалов</text:span>: загрузка и хранение учебных материалов. </text:p>
        </text:list-item>
        <text:list-item>
          <text:p text:style-name="P9"><text:span text:style-name="Strong_20_Emphasis">Модуль тестирования</text:span>: создание тестов и заданий, автоматическая проверка и оценка студентов. </text:p>
        </text:list-item>
        <text:list-item>
          <text:p text:style-name="P10"><text:span text:style-name="Strong_20_Emphasis">Модуль отзывов</text:span>: возможность оставлять отзывы и комментарии к курсам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7:25:58.905568864</meta:creation-date>
    <dc:date>2024-11-10T17:26:25.567169301</dc:date>
    <meta:editing-duration>PT27S</meta:editing-duration>
    <meta:editing-cycles>1</meta:editing-cycles>
    <meta:document-statistic meta:table-count="0" meta:image-count="0" meta:object-count="0" meta:page-count="2" meta:paragraph-count="36" meta:word-count="371" meta:character-count="2941" meta:non-whitespace-character-count="2602"/>
    <meta:generator>LibreOffice/24.8.2.1$Linux_X86_64 LibreOffice_project/41740883c77b073d14011387305cb18c71aed59b</meta:generator>
  </office:meta>
</office:document-meta>
</file>